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26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9b51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d0c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4703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58154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text-properties officeooo:paragraph-rsid="0bad8f69"/>
    </style:style>
    <style:style style:name="P47" style:family="paragraph" style:parent-style-name="Standard">
      <style:text-properties officeooo:paragraph-rsid="0a0f7b62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28fb61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3" style:family="paragraph" style:parent-style-name="Standard">
      <style:text-properties officeooo:rsid="0dde9a1c" officeooo:paragraph-rsid="0ddfbc49"/>
    </style:style>
    <style:style style:name="P54" style:family="paragraph" style:parent-style-name="Footnote">
      <style:text-properties officeooo:rsid="043ccc66" officeooo:paragraph-rsid="0dca2508"/>
    </style:style>
    <style:style style:name="P55" style:family="paragraph" style:parent-style-name="Footnote">
      <style:text-properties officeooo:rsid="043ccc66" officeooo:paragraph-rsid="0e5afad8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5f1cf7"/>
    </style:style>
    <style:style style:name="P58" style:family="paragraph" style:parent-style-name="Standard">
      <style:paragraph-properties fo:text-align="center" style:justify-single-word="false"/>
      <style:text-properties officeooo:paragraph-rsid="0eb4913f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103fc298"/>
    </style:style>
    <style:style style:name="P66" style:family="paragraph" style:parent-style-name="Standard">
      <style:paragraph-properties fo:text-align="center" style:justify-single-word="false"/>
      <style:text-properties officeooo:paragraph-rsid="10411e41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Footnote">
      <style:text-properties officeooo:paragraph-rsid="0f92b562"/>
    </style:style>
    <style:style style:name="P69" style:family="paragraph" style:parent-style-name="Standard">
      <style:text-properties officeooo:paragraph-rsid="0f9ce6c3"/>
    </style:style>
    <style:style style:name="P70" style:family="paragraph" style:parent-style-name="Standard">
      <style:text-properties officeooo:paragraph-rsid="0f9ee08e"/>
    </style:style>
    <style:style style:name="P7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6" style:family="paragraph" style:parent-style-name="Footnote">
      <style:text-properties officeooo:paragraph-rsid="102c1a0f"/>
    </style:style>
    <style:style style:name="P77" style:family="paragraph" style:parent-style-name="Standard">
      <style:text-properties officeooo:paragraph-rsid="1044b2e0"/>
    </style:style>
    <style:style style:name="P78" style:family="paragraph" style:parent-style-name="Footnote">
      <style:text-properties officeooo:paragraph-rsid="1020b286"/>
    </style:style>
    <style:style style:name="P79" style:family="paragraph" style:parent-style-name="Standard">
      <style:text-properties officeooo:paragraph-rsid="104d50c8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9a4a9"/>
    </style:style>
    <style:style style:name="P81" style:family="paragraph" style:parent-style-name="Standard">
      <style:text-properties officeooo:paragraph-rsid="10656f7f"/>
    </style:style>
    <style:style style:name="P82" style:family="paragraph" style:parent-style-name="Standard">
      <style:text-properties officeooo:paragraph-rsid="106b703b"/>
    </style:style>
    <style:style style:name="P8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8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Footnote">
      <loext:graphic-properties draw:fill-hatch-name="hatch"/>
      <style:paragraph-properties style:vertical-align="auto"/>
      <style:text-properties officeooo:paragraph-rsid="108e2c47"/>
    </style:style>
    <style:style style:name="P8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8e2c47" style:font-size-asian="10pt" style:font-size-complex="10pt"/>
    </style:style>
    <style:style style:name="P87" style:family="paragraph" style:parent-style-name="Footnote">
      <style:text-properties officeooo:paragraph-rsid="108e3d76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break-before="page"/>
      <style:text-properties officeooo:paragraph-rsid="0b0ddd8e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5" style:family="paragraph" style:parent-style-name="Standard">
      <loext:graphic-properties draw:fill-hatch-name="hatch"/>
      <style:paragraph-properties style:vertical-align="auto"/>
      <style:text-properties officeooo:paragraph-rsid="108b8da9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87d3f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86db3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87e4b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e69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262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0a5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86db3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87d3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87e4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1087d3f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4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4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47" style:family="text">
      <style:text-properties fo:color="#000000" loext:opacity="100%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8" style:family="text">
      <style:text-properties fo:color="#000000" loext:opacity="100%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fo:language="nl" fo:country="NL" officeooo:rsid="1070a5a2" style:font-name-asian="HG Mincho Light J" style:language-asian="nl" style:country-asian="NL" style:font-name-complex="Arial Unicode MS" style:language-complex="nl" style:country-complex="NL"/>
    </style:style>
    <style:style style:name="T158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8" style:family="text">
      <style:text-properties fo:color="#000000" loext:opacity="100%" style:font-name="Liberation Sans" fo:font-size="12pt" style:font-size-asian="12pt" style:font-size-complex="12pt"/>
    </style:style>
    <style:style style:name="T18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9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91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9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0f2e8f46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0f2eec5c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bac438a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style:font-size-asian="12pt" style:font-size-complex="12pt"/>
    </style:style>
    <style:style style:name="T24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4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style:use-window-font-color="true" loext:opacity="0%" fo:language="nl" fo:country="NL" officeooo:rsid="0e031d57" style:font-size-asian="12pt" style:language-asian="nl" style:country-asian="NL" style:font-size-complex="12pt"/>
    </style:style>
    <style:style style:name="T250" style:family="text">
      <style:text-properties style:use-window-font-color="true" loext:opacity="0%" fo:language="nl" fo:country="NL" officeooo:rsid="0e050851" style:font-size-asian="12pt" style:language-asian="nl" style:country-asian="NL" style:font-size-complex="12pt" style:language-complex="nl" style:country-complex="NL"/>
    </style:style>
    <style:style style:name="T251" style:family="text">
      <style:text-properties style:use-window-font-color="true" loext:opacity="0%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52" style:family="text">
      <style:text-properties officeooo:rsid="04473353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officeooo:rsid="0aace3cd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70a5a2" style:font-size-asian="10pt" style:font-size-complex="10pt"/>
    </style:style>
    <style:style style:name="T27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9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officeooo:rsid="0f8f58bd"/>
    </style:style>
    <style:style style:name="T281" style:family="text">
      <style:text-properties officeooo:rsid="0f95a7a0"/>
    </style:style>
    <style:style style:name="T282" style:family="text">
      <style:text-properties style:text-underline-style="none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officeooo:rsid="1059a4a9"/>
    </style:style>
    <style:style style:name="T285" style:family="text">
      <style:text-properties officeooo:rsid="106f2629"/>
    </style:style>
    <style:style style:name="T286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8"><text:span text:style-name="Strong_20_Emphasis"><text:span text:style-name="T162">C</text:span></text:span><text:span text:style-name="Strong_20_Emphasis"><text:span text:style-name="T161">hecklist voor </text:span></text:span><text:span text:style-name="Strong_20_Emphasis"><text:span text:style-name="T163">de installatie</text:span></text:span><text:span text:style-name="Strong_20_Emphasis"><text:span text:style-name="T161"> van </text:span></text:span><text:span text:style-name="Strong_20_Emphasis"><text:span text:style-name="T161"><text:user-field-get text:name="Distro">Ubuntu</text:user-field-get></text:span></text:span><text:span text:style-name="Strong_20_Emphasis"><text:span text:style-name="T161"><text:s/></text:span></text:span><text:span text:style-name="Strong_20_Emphasis"><text:span text:style-name="T167"><text:user-field-get text:name="Version">24.04 LTS</text:user-field-get></text:span></text:span><text:span text:style-name="Strong_20_Emphasis"><text:span text:style-name="T165"><text:note text:id="ftn1" text:note-class="footnote"><text:note-citation>1</text:note-citation><text:note-body><text:p text:style-name="P76"><text:span text:style-name="T265">D</text:span><text:span text:style-name="T256">eze </text:span><text:span text:style-name="Strong_20_Emphasis"><text:span text:style-name="T267"><text:user-field-get text:name="Distro">Ubuntu</text:user-field-get></text:span></text:span><text:span text:style-name="T258"><text:s/></text:span><text:span text:style-name="T268"><text:user-field-get text:name="Version">24.04 LTS</text:user-field-get></text:span><text:span text:style-name="T268"><text:s/>Desktop</text:span><text:span text:style-name="T256"> (codenaam </text:span><text:span text:style-name="T264">noble</text:span><text:span text:style-name="T256">) van april</text:span><text:span text:style-name="T259"> </text:span><text:span text:style-name="Strong_20_Emphasis"><text:span text:style-name="T269"><text:user-field-get text:name="Releaseyear">2024</text:user-field-get></text:span></text:span><text:span text:style-name="T260"><text:s/></text:span><text:span text:style-name="T265">is een zogenaamde </text:span><text:span text:style-name="T256">LTS-</text:span><text:span text:style-name="T265">versie</text:span><text:span text:style-name="T256"> </text:span><text:span text:style-name="T265">(</text:span><text:span text:style-name="T256">staat voor Long-Term Support, </text:span><text:span text:style-name="T257">langetermijnondersteuning</text:span><text:span text:style-name="T265">)</text:span><text:span text:style-name="T257"> </text:span><text:span text:style-name="T266">en</text:span><text:span text:style-name="T260"> </text:span><text:span text:style-name="T256">wordt gedurende 5 jaar ondersteund tot april 202</text:span><text:span text:style-name="T264">9</text:span><text:span text:style-name="T256">, en met een </text:span><text:span text:style-name="T263">gratis persoonlijk </text:span><text:span text:style-name="T256">Ubuntu </text:span><text:span text:style-name="T261">P</text:span><text:span text:style-name="T256">ro-abonnement gedurende 1</text:span><text:span text:style-name="T262">0</text:span><text:span text:style-name="T256"> jaar tot april 203</text:span><text:span text:style-name="T264">4</text:span><text:span text:style-name="T256">.</text:span></text:p></text:note-body></text:note></text:span></text:span><text:span text:style-name="Strong_20_Emphasis"><text:span text:style-name="T166"><text:s/></text:span></text:span><text:span text:style-name="Strong_20_Emphasis"><text:span text:style-name="T168">Desktop</text:span></text:span><text:span text:style-name="Strong_20_Emphasis"><text:span text:style-name="T164">.</text:span></text:span></text:p>
      <text:p text:style-name="P14"/>
      <text:p text:style-name="P15"/>
      <text:p text:style-name="P83">Vul het tekstvak achter &lt;...&gt; in</text:p>
      <text:p text:style-name="P3"><text:span text:style-name="Definition"><text:span text:style-name="T18">&lt;GEBRUIKER&gt;</text:span></text:span><text:span text:style-name="T243"><text:tab/></text:span><text:span text:style-name="T246"> </text:span><text:span text:style-name="T245"><text:tab/><text:tab/><text:tab/></text:span><text:span text:style-name="T230"><draw:control text:anchor-type="as-char" svg:y="-0.4cm" draw:z-index="12" draw:name="Gebruiker 2" draw:style-name="gr2" draw:text-style-name="P97" svg:width="6.002cm" svg:height="0.5cm" draw:control="control11"><svg:title>Gebruiker</svg:title><svg:desc>Volledige naam, bijv. Jan Stek</svg:desc></draw:control></text:span><text:span text:style-name="T230"><text:tab/></text:span><text:span text:style-name="T231">b</text:span><text:span text:style-name="T225">ijv</text:span><text:span text:style-name="T229">.</text:span><text:span text:style-name="T225"> </text:span><text:span text:style-name="User_20_Entry"><text:span text:style-name="T249">J</text:span></text:span><text:span text:style-name="User_20_Entry"><text:span text:style-name="T250">a</text:span></text:span><text:span text:style-name="User_20_Entry"><text:span text:style-name="T249">n </text:span></text:span><text:span text:style-name="User_20_Entry"><text:span text:style-name="T250">Jansen</text:span></text:span></text:p>
      <text:p text:style-name="P82"><text:span text:style-name="Definition"><text:span text:style-name="T244">&lt;g</text:span></text:span><text:span text:style-name="Definition"><text:span text:style-name="T282">ebruikersnaam&gt;<text:tab/></text:span></text:span><text:span text:style-name="T222"><draw:control text:anchor-type="as-char" svg:y="-0.4cm" draw:z-index="13" draw:name="Gberuikersnaam 3" draw:style-name="gr2" draw:text-style-name="P97" svg:width="6.002cm" svg:height="0.5cm" draw:control="control12"><svg:title>Gebruikersnaam</svg:title><svg:desc>Korte naam, bijv. jan</svg:desc></draw:control></text:span><text:span text:style-name="T222"><text:tab/></text:span><text:span text:style-name="T231">b</text:span><text:span text:style-name="T223">ijv</text:span><text:span text:style-name="T224">.</text:span><text:span text:style-name="T4"> </text:span><text:span text:style-name="User_20_Entry"><text:span text:style-name="T147">j</text:span></text:span><text:span text:style-name="User_20_Entry"><text:span text:style-name="T148">a</text:span></text:span><text:span text:style-name="User_20_Entry"><text:span text:style-name="T147">n</text:span></text:span></text:p>
      <text:p text:style-name="P4"><text:span text:style-name="Definition"><text:span text:style-name="T282">&lt;COMPUTERNAAM&gt;</text:span></text:span><text:span text:style-name="T232"><text:tab/><text:tab/></text:span><draw:control text:anchor-type="as-char" svg:y="-0.4cm" draw:z-index="14" draw:name="Computernaam 1" draw:style-name="gr2" draw:text-style-name="P97" svg:width="6.002cm" svg:height="0.5cm" draw:control="control13"><svg:title>Computernaam</svg:title><svg:desc>Unieke naam van de computer</svg:desc></draw:control> <text:tab/><text:span text:style-name="T231">b</text:span><text:span text:style-name="T225">ijv</text:span><text:span text:style-name="T229">.</text:span><text:span text:style-name="T233"> </text:span><text:span text:style-name="User_20_Entry"><text:span text:style-name="T251">pc02</text:span></text:span></text:p>
      <text:p text:style-name="P1"><text:span text:style-name="Definition"><text:span text:style-name="T237">&lt;GEBRUIKER&gt;</text:span></text:span><text:span text:style-name="T236"><text:tab/></text:span><text:span text:style-name="T245"> <text:tab/><text:tab/><text:tab/></text:span><text:span text:style-name="T230"><draw:control text:anchor-type="as-char" svg:y="-0.4cm" draw:z-index="15" draw:name="Gebruiker 3" draw:style-name="gr2" draw:text-style-name="P97" svg:width="6.002cm" svg:height="0.5cm" draw:control="control14"><svg:title>Gebruiker</svg:title><svg:desc>Volledige naam, bijv. Jan Stek</svg:desc></draw:control></text:span><text:span text:style-name="T230"><text:tab/></text:span><text:span text:style-name="T231">e</text:span><text:span text:style-name="T228">v</text:span><text:span text:style-name="T229">t.</text:span><text:span text:style-name="T228"> extra gebruikers</text:span></text:p>
      <text:p text:style-name="P82"><text:span text:style-name="Definition"><text:span text:style-name="T237">&lt;GEBRUIKERSN</text:span></text:span><text:span text:style-name="Definition"><text:span text:style-name="T238">aa</text:span></text:span><text:span text:style-name="Definition"><text:span text:style-name="T237">M&gt;<text:tab/></text:span></text:span><text:span text:style-name="T222"><draw:control text:anchor-type="as-char" svg:y="-0.4cm" draw:z-index="16" draw:name="Gberuikersnaam 4" draw:style-name="gr2" draw:text-style-name="P97" svg:width="6.002cm" svg:height="0.5cm" draw:control="control15"><svg:title>Gebruikersnaam</svg:title><svg:desc>Korte naam, bijv. jan</svg:desc></draw:control></text:span><text:span text:style-name="T222"><text:tab/></text:span><text:span text:style-name="T235">e</text:span><text:span text:style-name="T239">v</text:span><text:span text:style-name="T241">t.</text:span><text:span text:style-name="T239"> extra gebruikers</text:span></text:p>
      <text:p text:style-name="P84"><text:span text:style-name="T286">v</text:span>ervang &lt;...&gt; in deze checklist door de waarde in het tekstvak.</text:p>
      <text:p text:style-name="P43"/>
      <text:p text:style-name="P43"/>
      <text:p text:style-name="P2"><text:span text:style-name="T182">Nog niet op Linux?</text:span><text:span text:style-name="T176"><text:tab/></text:span><text:span text:style-name="T180">G</text:span><text:span text:style-name="T177">ebruik </text:span><text:span text:style-name="Strong_20_Emphasis"><text:span text:style-name="T183">Checklist </text:span></text:span><text:span text:style-name="Strong_20_Emphasis"><text:span text:style-name="T184">overzetten</text:span></text:span><text:span text:style-name="T177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78"> onder </text:span><text:span text:style-name="T181">Linux</text:span><text:span text:style-name="T179">.</text:span></text:p>
      <text:p text:style-name="P42"><text:span text:style-name="T145">Nieuwe installatie?</text:span><text:span text:style-name="T142"><text:tab/></text:span><text:span text:style-name="T144">B</text:span><text:span text:style-name="T142">egin bij hoofdstuk </text:span><text:span text:style-name="T145"><text:bookmark-ref text:reference-format="page" text:ref-name="__RefNumPara__4009_1271708128">2</text:bookmark-ref></text:span><text:span text:style-name="T142"><text:s text:c="2"/></text:span><text:span text:style-name="T146"><text:bookmark-ref text:reference-format="text" text:ref-name="__RefNumPara__4009_1271708128">Installatie uitvoeren</text:bookmark-ref></text:span><text:span text:style-name="T143">.</text:span></text:p>
      <text:p text:style-name="P26"/>
      <text:p text:style-name="P26"/>
      <text:list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76"><draw:control text:anchor-type="as-char" draw:z-index="5" draw:name="Vorm3_0" draw:style-name="gr1" draw:text-style-name="P9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76"><draw:control text:anchor-type="as-char" draw:z-index="8" draw:name="Vorm3_ 2" draw:style-name="gr1" draw:text-style-name="P9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6">Aanmelden als </text:span></text:span><text:span text:style-name="Definition"><text:span text:style-name="T6">&lt;</text:span></text:span><text:span text:style-name="Definition"><text:span text:style-name="T7">gebruiker&gt;</text:span></text:span><text:span text:style-name="Definition"><text:span text:style-name="T6"><text:note text:id="ftn2" text:note-class="footnote"><text:note-citation>2</text:note-citation><text:note-body><text:p text:style-name="P54"><text:span text:style-name="User_20_Entry"><text:span text:style-name="T108">E</text:span></text:span><text:span text:style-name="User_20_Entry"><text:span text:style-name="T121">v</text:span></text:span><text:span text:style-name="User_20_Entry"><text:span text:style-name="T122">en</text:span></text:span><text:span text:style-name="User_20_Entry"><text:span text:style-name="T124">t</text:span></text:span><text:span text:style-name="User_20_Entry"><text:span text:style-name="T125">uele </text:span></text:span><text:span text:style-name="User_20_Entry"><text:span text:style-name="T126">extra </text:span></text:span><text:span text:style-name="User_20_Entry"><text:span text:style-name="T128">gebruikers</text:span></text:span><text:span text:style-name="User_20_Entry"><text:span text:style-name="T126"> aanmelden </text:span></text:span><text:span text:style-name="User_20_Entry"><text:span text:style-name="T127">en dezelfde stappen uitvoeren</text:span></text:span><text:span text:style-name="User_20_Entry"><text:span text:style-name="T123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65"><text:span text:style-name="Strong_20_Emphasis"><text:span text:style-name="T78"><draw:control text:anchor-type="as-char" draw:z-index="17" draw:name="Vorm4" draw:style-name="gr1" draw:text-style-name="P9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3" office:value-type="string">
            <text:p text:style-name="P95"><text:span text:style-name="Strong_20_Emphasis"><text:span text:style-name="T65">D</text:span></text:span><text:span text:style-name="Strong_20_Emphasis"><text:span text:style-name="T50">ruk op de </text:span></text:span><text:span text:style-name="Toets"><text:span text:style-name="T26">Super</text:span></text:span><text:span text:style-name="Strong_20_Emphasis"><text:span text:style-name="T50">-toets</text:span></text:span><text:span text:style-name="Strong_20_Emphasis"><text:span text:style-name="T30"><text:note text:id="ftn3" text:note-class="footnote"><text:note-citation>3</text:note-citation><text:note-body><text:p text:style-name="P85"><text:span text:style-name="T194">De </text:span><text:span text:style-name="Toets-voetnoot"><text:span text:style-name="T160">Super</text:span></text:span><text:span text:style-name="T194">-toets is de </text:span><text:span text:style-name="Toets-voetnoot"><text:span text:style-name="T159">Windows</text:span></text:span><text:span text:style-name="T194">-toets, </text:span><text:span text:style-name="Toets-voetnoot"><text:span text:style-name="T159">Command</text:span></text:span><text:span text:style-name="T194">-toets </text:span><text:span text:style-name="T195">(Apple)</text:span><text:span text:style-name="T194">, of </text:span><text:span text:style-name="Toets-voetnoot"><text:span text:style-name="T159">Vergrootglas</text:span></text:span><text:span text:style-name="T194">-toets </text:span><text:span text:style-name="T195">(Chromebook)</text:span><text:span text:style-name="T194">.</text:span></text:p></text:note-body></text:note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User_20_Entry"><text:span text:style-name="T23">t</text:span></text:span><text:span text:style-name="User_20_Entry"><text:span text:style-name="T22">erm</text:span></text:span><text:span text:style-name="Strong_20_Emphasis"><text:span text:style-name="T4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88">Terminalvenster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71"><text:span text:style-name="T2">Typ</text:span><text:span text:style-name="Strong_20_Emphasis"><text:span text:style-name="T40"> de </text:span></text:span><text:span text:style-name="Strong_20_Emphasis"><text:span text:style-name="T42">twee </text:span></text:span><text:span text:style-name="Strong_20_Emphasis"><text:span text:style-name="T40">opdrachten </text:span></text:span><text:span text:style-name="Strong_20_Emphasis"><text:span text:style-name="T73">achter de </text:span></text:span><text:span text:style-name="User_20_Entry"><text:span text:style-name="T24">$</text:span></text:span><text:span text:style-name="Strong_20_Emphasis"><text:span text:style-name="T40">, ieder gevolgd door de </text:span></text:span><text:span text:style-name="Toets"><text:span text:style-name="T27">Enter</text:span></text:span><text:span text:style-name="Strong_20_Emphasis"><text:span text:style-name="T3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5" office:value-type="string">
            <text:p text:style-name="P77"><text:span text:style-name="User_20_Entry"><text:span text:style-name="T22">$ </text:span></text:span><text:span text:style-name="User_20_Entry"><text:span text:style-name="T20">wget karelzimmer.nl/</text:span></text:span><text:span text:style-name="User_20_Entry"><text:span text:style-name="T139">getkz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6" office:value-type="string">
            <text:p text:style-name="P77"><text:span text:style-name="User_20_Entry"><text:span text:style-name="T22">$ </text:span></text:span><text:span text:style-name="User_20_Entry"><text:span text:style-name="T20">bash </text:span></text:span><text:span text:style-name="User_20_Entry"><text:span text:style-name="T21">get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50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65"><text:span text:style-name="Strong_20_Emphasis"><text:span text:style-name="T78"><draw:control text:anchor-type="as-char" draw:z-index="18" draw:name="Vorm 3" draw:style-name="gr1" draw:text-style-name="P96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78"><draw:control text:anchor-type="as-char" draw:z-index="19" draw:name="Vorm 4" draw:style-name="gr1" draw:text-style-name="P96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2"><text:span text:style-name="Strong_20_Emphasis"><text:span text:style-name="T65">D</text:span></text:span><text:span text:style-name="Strong_20_Emphasis"><text:span text:style-name="T46">ruk </text:span></text:span><text:span text:style-name="Strong_20_Emphasis"><text:span text:style-name="T47">op de </text:span></text:span><text:span text:style-name="Toets"><text:span text:style-name="T28">Super</text:span></text:span><text:span text:style-name="Strong_20_Emphasis"><text:span text:style-name="T47">-toets</text:span></text:span><text:span text:style-name="Strong_20_Emphasis"><text:span text:style-name="T45">, </text:span></text:span><text:span text:style-name="Strong_20_Emphasis"><text:span text:style-name="T48">t</text:span></text:span><text:span text:style-name="Strong_20_Emphasis"><text:span text:style-name="T49">yp </text:span></text:span><text:span text:style-name="User_20_Entry"><text:span text:style-name="T23">m</text:span></text:span><text:span text:style-name="User_20_Entry"><text:span text:style-name="T22">enu</text:span></text:span><text:span text:style-name="Strong_20_Emphasis"><text:span text:style-name="T50"> </text:span></text:span><text:span text:style-name="Strong_20_Emphasis"><text:span text:style-name="T51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</text:span></text:span><text:span text:style-name="Strong_20_Emphasis"><text:span text:style-name="T79"> </text:span></text:span><text:span text:style-name="Strong_20_Emphasis"><text:span text:style-name="T92">Installatiem</text:span></text:span><text:span text:style-name="Strong_20_Emphasis"><text:span text:style-name="T93">enu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D10" office:value-type="string">
            <text:p text:style-name="P69"><text:span text:style-name="Strong_20_Emphasis"><text:span text:style-name="T68">Selecteer</text:span></text:span><text:span text:style-name="Strong_20_Emphasis"><text:span text:style-name="T44"> </text:span></text:span><text:span text:style-name="Strong_20_Emphasis"><text:span text:style-name="T94">1</text:span></text:span><text:span text:style-name="Strong_20_Emphasis"><text:span text:style-name="T82"> </text:span></text:span><text:span text:style-name="Strong_20_Emphasis"><text:span text:style-name="T83">Installatie voorbereiden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51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6"/>
      <text:list text:continue-numbering="true" text:style-name="L1">
        <text:list-item>
          <text:p text:style-name="P90"><text:bookmark-start text:name="__RefNumPara__4009_1271708128"/><text:span text:style-name="Strong_20_Emphasis"><text:span text:style-name="T185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B1" office:value-type="string">
            <text:p text:style-name="P56"><text:span text:style-name="Strong_20_Emphasis"><text:span text:style-name="T78"><draw:control text:anchor-type="as-char" draw:z-index="2" draw:name="Vorm9" draw:style-name="gr1" draw:text-style-name="P9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9"><text:span text:style-name="T188">Start de computer op vanaf</text:span><text:span text:style-name="T188"><text:note text:id="ftn4" text:note-class="footnote"><text:note-citation>1</text:note-citation><text:note-body><text:p text:style-name="P87"><text:span text:style-name="T132">B</text:span><text:span text:style-name="T133">ootmenu/</text:span><text:span text:style-name="T132">S</text:span><text:span text:style-name="T133">etup</text:span><text:span text:style-name="T131"> via </text:span><text:span text:style-name="T129">é</text:span><text:span text:style-name="T130">é</text:span><text:span text:style-name="T132">n van de </text:span><text:span text:style-name="Definition"><text:span text:style-name="T134">Veelgebruikte toetsen:</text:span></text:span><text:span text:style-name="User_20_Entry"><text:span text:style-name="T135"> </text:span></text:span><text:span text:style-name="Toets-voetnoot"><text:span text:style-name="T140">Esc</text:span></text:span><text:span text:style-name="User_20_Entry"><text:span text:style-name="T135">, </text:span></text:span><text:span text:style-name="Toets-voetnoot"><text:span text:style-name="T140">Delete</text:span></text:span><text:span text:style-name="User_20_Entry"><text:span text:style-name="T135">, </text:span></text:span><text:span text:style-name="Toets-voetnoot"><text:span text:style-name="T140">F1</text:span></text:span><text:span text:style-name="User_20_Entry"><text:span text:style-name="T135">, </text:span></text:span><text:span text:style-name="Toets-voetnoot"><text:span text:style-name="T140">F2</text:span></text:span><text:span text:style-name="User_20_Entry"><text:span text:style-name="T135">, </text:span></text:span><text:span text:style-name="Toets-voetnoot"><text:span text:style-name="T140">F9</text:span></text:span><text:span text:style-name="User_20_Entry"><text:span text:style-name="T135">, </text:span></text:span><text:span text:style-name="Toets-voetnoot"><text:span text:style-name="T140">F10</text:span></text:span><text:span text:style-name="User_20_Entry"><text:span text:style-name="T135">, </text:span></text:span><text:span text:style-name="Toets-voetnoot"><text:span text:style-name="T140">F11</text:span></text:span><text:span text:style-name="User_20_Entry"><text:span text:style-name="T135">, of </text:span></text:span><text:span text:style-name="Toets-voetnoot"><text:span text:style-name="T140">F12</text:span></text:span></text:p></text:note-body></text:note></text:span><text:span text:style-name="T188"> </text:span><text:span text:style-name="T192">een </text:span><text:span text:style-name="Strong_20_Emphasis"><text:span text:style-name="T171"><text:user-field-get text:name="Distro">Ubuntu</text:user-field-get></text:span></text:span><text:span text:style-name="T187"><text:s/></text:span><text:span text:style-name="T172"><text:user-field-get text:name="Version">24.04 LTS</text:user-field-get></text:span><text:span text:style-name="T172"><text:s/></text:span><text:span text:style-name="Strong_20_Emphasis"><text:span text:style-name="T173">Desktop</text:span></text:span><text:span text:style-name="Strong_20_Emphasis"><text:span text:style-name="T100"> </text:span></text:span><text:span text:style-name="Strong_20_Emphasis"><text:span text:style-name="T101">L</text:span></text:span><text:span text:style-name="T102">ive</text:span><text:span text:style-name="T102"><text:note text:id="ftn5" text:note-class="footnote"><text:note-citation>2</text:note-citation><text:note-body><text:p text:style-name="P68"><text:span text:style-name="T252">Vanaf ee</text:span>n <text:span text:style-name="T281">L</text:span>ive <text:span text:style-name="T280">USB</text:span><text:span text:style-name="T255">-stick</text:span><text:span text:style-name="T16"> </text:span>kunt <text:span text:style-name="T252">u opstarten en</text:span> <text:span text:style-name="T14">met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werken zonder enige bestanden op de harde schijf te wijzigen en maakt ook installatie van 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mogelijk.</text:p></text:note-body></text:note></text:span><text:span text:style-name="T102"> </text:span><text:span text:style-name="T105">USB</text:span><text:span text:style-name="T103">-stick</text:span><text:span text:style-name="T103"><text:note text:id="ftn6" text:note-class="footnote"><text:note-citation>3</text:note-citation><text:note-body><text:p text:style-name="P78"><text:span text:style-name="Strong_20_Emphasis"><text:span text:style-name="T118">Maak een opstartbare USB-stick</text:span></text:span><text:span text:style-name="Strong_20_Emphasis"><text:span text:style-name="T114">:<text:line-break/></text:span></text:span><text:span text:style-name="Strong_20_Emphasis"><text:span text:style-name="T109">Download </text:span></text:span><text:span text:style-name="Strong_20_Emphasis"><text:span text:style-name="T110">een </text:span></text:span><text:span text:style-name="Strong_20_Emphasis"><text:span text:style-name="T119"><text:user-field-get text:name="Distro">Ubuntu</text:user-field-get></text:span></text:span><text:span text:style-name="Strong_20_Emphasis"><text:span text:style-name="T119"><text:s/>Desktop </text:span></text:span><text:span text:style-name="Strong_20_Emphasis"><text:span text:style-name="T119"><text:user-field-get text:name="Version">24.04 LTS</text:user-field-get></text:span></text:span><text:span text:style-name="Strong_20_Emphasis"><text:span text:style-name="T119"><text:s/></text:span></text:span><text:span text:style-name="Strong_20_Emphasis"><text:span text:style-name="T115">CD</text:span></text:span><text:span text:style-name="Strong_20_Emphasis"><text:span text:style-name="T117">-beeldbestand</text:span></text:span><text:span text:style-name="Strong_20_Emphasis"><text:span text:style-name="T111"> </text:span></text:span><text:span text:style-name="Strong_20_Emphasis"><text:span text:style-name="T112">(.iso) </text:span></text:span><text:span text:style-name="Strong_20_Emphasis"><text:span text:style-name="T111">vanaf </text:span></text:span><text:a xlink:type="simple" xlink:href="https://ubuntu.com/download" text:style-name="Internet_20_link" text:visited-style-name="Visited_20_Internet_20_Link"><text:span text:style-name="Strong_20_Emphasis"><text:span text:style-name="T254">ubuntu.com/download</text:span></text:span></text:a><text:span text:style-name="Strong_20_Emphasis"><text:span text:style-name="T111">.</text:span></text:span><text:span text:style-name="Strong_20_Emphasis"><text:span text:style-name="T113"><text:line-break/>De </text:span></text:span><text:span text:style-name="Strong_20_Emphasis"><text:span text:style-name="T116">ver</text:span></text:span><text:span text:style-name="Strong_20_Emphasis"><text:span text:style-name="T113">volgstappen staan beschreven in </text:span></text:span><text:span text:style-name="Strong_20_Emphasis"><text:span text:style-name="T120">Linux informatie</text:span></text:span><text:span text:style-name="Strong_20_Emphasis"><text:span text:style-name="T113">, te vinden op </text:span>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Strong_20_Emphasis"><text:span text:style-name="T113">, onder </text:span></text:span><text:span text:style-name="Strong_20_Emphasis"><text:span text:style-name="T120">Linux</text:span></text:span><text:span text:style-name="Strong_20_Emphasis"><text:span text:style-name="T113">.</text:span></text:span></text:p></text:note-body></text:note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68">Selecteer</text:span></text:span><text:span text:style-name="Strong_20_Emphasis"><text:span text:style-name="T34"> </text:span></text:span><text:span text:style-name="Strong_20_Emphasis"><text:span text:style-name="T89">Try or Install Ubuntu</text:span></text:span><text:span text:style-name="Strong_20_Emphasis"><text:span text:style-name="T32"> </text:span></text:span><text:span text:style-name="Strong_20_Emphasis"><text:span text:style-name="T35">en druk op </text:span></text:span><text:span text:style-name="Strong_20_Emphasis"><text:span text:style-name="T40">de </text:span></text:span><text:span text:style-name="Toets"><text:span text:style-name="T28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3" office:value-type="string">
            <text:p text:style-name="P24"><text:span text:style-name="Strong_20_Emphasis"><text:span text:style-name="T278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106"><draw:control text:anchor-type="as-char" draw:z-index="7" draw:name="Vorm 6" draw:style-name="gr1" draw:text-style-name="P96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8"><text:span text:style-name="T189">Kies</text:span><text:span text:style-name="T190"> </text:span><text:span text:style-name="T193">Nederlands</text:span><text:span text:style-name="T190"> en klik</text:span><text:span text:style-name="T191"> </text:span><text:span text:style-name="T190">op</text:span><text:span text:style-name="T189"> </text:span><text:span text:style-name="T186">Next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8"><text:span text:style-name="Strong_20_Emphasis"><text:span text:style-name="T38"><draw:control text:anchor-type="as-char" draw:z-index="24" draw:name="Vorm 10" draw:style-name="gr1" draw:text-style-name="P96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13">Bij</text:span><text:span text:style-name="T206"> </text:span><text:span text:style-name="Strong_20_Emphasis"><text:span text:style-name="T216">Kies uw toetsenbordindeling</text:span></text:span><text:span text:style-name="T206">: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80">Kies <text:span text:style-name="T283">Engels VS</text:span> en <text:span text:style-name="T284">variant</text:span> <text:span text:style-name="Strong_20_Emphasis">Engels (VS, internationaal, met doede toetsen)</text:span><text:span text:style-name="T190"> en klik</text:span><text:span text:style-name="T191"> </text:span><text:span text:style-name="T190">op</text:span><text:span text:style-name="T189"> </text:span><text:span text:style-name="T186">Next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8"><text:span text:style-name="Strong_20_Emphasis"><text:span text:style-name="T38"><draw:control text:anchor-type="as-char" draw:z-index="25" draw:name="Vorm 11" draw:style-name="gr1" draw:text-style-name="P96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1"><text:span text:style-name="T213">Bij</text:span><text:span text:style-name="T206"> </text:span><text:span text:style-name="Strong_20_Emphasis"><text:span text:style-name="T217">What apps would you like to install to start with?</text:span></text:span><text:span text:style-name="Strong_20_Emphasis"><text:span text:style-name="T201"> kies </text:span></text:span><text:span text:style-name="Strong_20_Emphasis"><text:span text:style-name="T217">Extended selection</text:span></text:span><text:span text:style-name="Strong_20_Emphasis"><text:span text:style-name="T202"> en 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12"><text:span text:style-name="Strong_20_Emphasis"><text:span text:style-name="T202">klik</text:span></text:span><text:span text:style-name="Strong_20_Emphasis"><text:span text:style-name="T203"> </text:span></text:span><text:span text:style-name="Strong_20_Emphasis"><text:span text:style-name="T202">op</text:span></text:span><text:span text:style-name="Strong_20_Emphasis"><text:span text:style-name="T204"> </text:span></text:span><text:span text:style-name="Strong_20_Emphasis"><text:span text:style-name="T220">Next</text:span></text:span><text:span text:style-name="Strong_20_Emphasis"><text:span text:style-name="T204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38"><draw:control text:anchor-type="as-char" draw:z-index="6" draw:name="Vorm 1" draw:style-name="gr1" draw:text-style-name="P96" svg:width="0.35cm" svg:height="0.35cm" draw:control="control5"/></text:span></text:span></text:p>
          </table:table-cell>
          <table:table-cell table:style-name="_32_._5f_Installatie_5f_uitvoeren.C14" office:value-type="string">
            <text:p text:style-name="P10"><text:span text:style-name="T213">Bij</text:span><text:span text:style-name="T206"> </text:span><text:span text:style-name="Strong_20_Emphasis"><text:span text:style-name="T214">Create your account</text:span></text:span><text:span text:style-name="T206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5" office:value-type="string">
            <text:p text:style-name="P13"><text:span text:style-name="T212">V</text:span><text:span text:style-name="T207">ul </text:span><text:span text:style-name="T208">in </text:span><text:span text:style-name="Strong_20_Emphasis"><text:span text:style-name="T214">Your</text:span></text:span><text:span text:style-name="Strong_20_Emphasis"><text:span text:style-name="T209"> n</text:span></text:span><text:span text:style-name="Strong_20_Emphasis"><text:span text:style-name="T210">am</text:span></text:span><text:span text:style-name="Strong_20_Emphasis"><text:span text:style-name="T214">e</text:span></text:span><text:span text:style-name="Strong_20_Emphasis"><text:span text:style-name="T198"> </text:span></text:span><text:span text:style-name="Definition"><text:span text:style-name="T11">&lt;</text:span></text:span><text:span text:style-name="Definition"><text:span text:style-name="T12">gebruiker&gt;</text:span></text:span><text:span text:style-name="Strong_20_Emphasis"><text:span text:style-name="T199">, <text:line-break/></text:span></text:span><text:span text:style-name="Strong_20_Emphasis"><text:span text:style-name="T214">You</text:span></text:span><text:span text:style-name="Strong_20_Emphasis"><text:span text:style-name="T221">r</text:span></text:span><text:span text:style-name="Strong_20_Emphasis"><text:span text:style-name="T209"> </text:span></text:span><text:span text:style-name="Strong_20_Emphasis"><text:span text:style-name="T211">computer</text:span></text:span><text:span text:style-name="Strong_20_Emphasis"><text:span text:style-name="T219">'s </text:span></text:span><text:span text:style-name="Strong_20_Emphasis"><text:span text:style-name="T218">name</text:span></text:span><text:span text:style-name="Definition"><text:span text:style-name="T10"> &lt;</text:span></text:span><text:span text:style-name="Definition"><text:span text:style-name="T13">computernaam&gt;</text:span></text:span><text:span text:style-name="Strong_20_Emphasis"><text:span text:style-name="T198">,<text:line-break/></text:span></text:span><text:span text:style-name="Strong_20_Emphasis"><text:span text:style-name="T215">Your username</text:span></text:span><text:span text:style-name="Strong_20_Emphasis"><text:span text:style-name="T198"> &lt;</text:span></text:span><text:span text:style-name="Definition"><text:span text:style-name="T13">gebruikersnaam&gt;</text:span></text:span><text:span text:style-name="Strong_20_Emphasis"><text:span text:style-name="T198">,<text:line-break/></text:span></text:span><text:span text:style-name="Strong_20_Emphasis"><text:span text:style-name="T200">g</text:span></text:span><text:span text:style-name="Strong_20_Emphasis"><text:span text:style-name="T197">eef tweemaal een </text:span></text:span><text:span text:style-name="Strong_20_Emphasis"><text:span text:style-name="T205">wachtwoord</text:span></text:span><text:span text:style-name="Strong_20_Emphasis"><text:span text:style-name="T202"> en klik</text:span></text:span><text:span text:style-name="Strong_20_Emphasis"><text:span text:style-name="T203"> </text:span></text:span><text:span text:style-name="Strong_20_Emphasis"><text:span text:style-name="T202">op</text:span></text:span><text:span text:style-name="Strong_20_Emphasis"><text:span text:style-name="T204"> </text:span></text:span><text:span text:style-name="Strong_20_Emphasis"><text:span text:style-name="T220">Next</text:span></text:span><text:span text:style-name="Strong_20_Emphasis"><text:span text:style-name="T204">.</text:span></text:span></text:p>
          </table:table-cell>
        </table:table-row>
      </table:table>
      <text:p text:style-name="P44"><text:span text:style-name="Strong_20_Emphasis"><text:span text:style-name="T80"/></text:span></text:p>
      <text:list text:continue-numbering="true" text:style-name="L1">
        <text:list-item>
          <text:p text:style-name="P89"><text:span text:style-name="Strong_20_Emphasis"><text:span text:style-name="T90">Installatie </text:span></text:span><text:span text:style-name="Strong_20_Emphasis"><text:span text:style-name="T91">afronden</text:span></text:span></text:p>
        </text:list-item>
      </text:list>
      <text:p text:style-name="P45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78"><draw:control text:anchor-type="as-char" draw:z-index="3" draw:name="Vorm24" draw:style-name="gr1" draw:text-style-name="P9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81"><text:span text:style-name="Strong_20_Emphasis"><text:span text:style-name="T33">Aanmelden als </text:span></text:span><text:span text:style-name="Definition"><text:span text:style-name="T8">&lt;</text:span></text:span><text:span text:style-name="Definition"><text:span text:style-name="T9">gebruiker&gt;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67"><text:span text:style-name="Strong_20_Emphasis"><text:span text:style-name="T81"/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><text:span text:style-name="Strong_20_Emphasis"><text:span text:style-name="T77"><draw:control text:anchor-type="as-char" draw:z-index="10" draw:name="Vorm13_1" draw:style-name="gr1" draw:text-style-name="P96" svg:width="0.35cm" svg:height="0.35cm" draw:control="control9"/></text:span></text:span></text:p>
          </table:table-cell>
          <table:table-cell table:style-name="_33_._5f_Installatie_5f_afronden.C3" office:value-type="string">
            <text:p text:style-name="P24"><text:span text:style-name="Strong_20_Emphasis"><text:span text:style-name="T277">Volg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67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65"><text:span text:style-name="Strong_20_Emphasis"><text:span text:style-name="T78"><draw:control text:anchor-type="as-char" draw:z-index="20" draw:name="Vorm 5" draw:style-name="gr1" draw:text-style-name="P96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5"><text:span text:style-name="Strong_20_Emphasis"><text:span text:style-name="T66">D</text:span></text:span><text:span text:style-name="Strong_20_Emphasis"><text:span text:style-name="T57">ruk</text:span></text:span><text:span text:style-name="Strong_20_Emphasis"><text:span text:style-name="T45"> op</text:span></text:span><text:span text:style-name="Strong_20_Emphasis"><text:span text:style-name="T58"> de </text:span></text:span><text:span text:style-name="Toets"><text:span text:style-name="T29">Super</text:span></text:span><text:span text:style-name="Strong_20_Emphasis"><text:span text:style-name="T58">-toets</text:span></text:span><text:span text:style-name="Strong_20_Emphasis"><text:span text:style-name="T31"><text:note text:id="ftn7" text:note-class="footnote"><text:note-citation>1</text:note-citation><text:note-body><text:p text:style-name="P86"><text:span text:style-name="T155">De </text:span><text:span text:style-name="Toets-voetnoot"><text:span text:style-name="T158">Super</text:span></text:span><text:span text:style-name="T155">-toets is de </text:span><text:span text:style-name="Toets-voetnoot"><text:span text:style-name="T155">Windows</text:span></text:span><text:span text:style-name="T155">-toets, </text:span><text:span text:style-name="Toets-voetnoot"><text:span text:style-name="T155">Command</text:span></text:span><text:span text:style-name="T155">-toets </text:span><text:span text:style-name="T156">(Apple)</text:span><text:span text:style-name="T155">, of </text:span><text:span text:style-name="Toets-voetnoot"><text:span text:style-name="T155">Vergrootglas</text:span></text:span><text:span text:style-name="T155">-toets </text:span><text:span text:style-name="T156">(Chromebook)</text:span><text:span text:style-name="T155">.</text:span></text:p></text:note-body></text:note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User_20_Entry"><text:span text:style-name="T23">t</text:span></text:span><text:span text:style-name="User_20_Entry"><text:span text:style-name="T22">erm</text:span></text:span><text:span text:style-name="Strong_20_Emphasis"><text:span text:style-name="T4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88">Terminalvenst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8"/></text:span></text:p>
          </table:table-cell>
          <table:table-cell table:style-name="_33_._5f_Installatie_5f_afronden.C6" office:value-type="string">
            <text:p text:style-name="P73"><text:span text:style-name="T3">Typ</text:span><text:span text:style-name="Strong_20_Emphasis"><text:span text:style-name="T40"> de</text:span></text:span><text:span text:style-name="Strong_20_Emphasis"><text:span text:style-name="T40"> </text:span></text:span><text:span text:style-name="Strong_20_Emphasis"><text:span text:style-name="T42">twee </text:span></text:span><text:span text:style-name="Strong_20_Emphasis"><text:span text:style-name="T40">opdrachten </text:span></text:span><text:span text:style-name="Strong_20_Emphasis"><text:span text:style-name="T74">echter de </text:span></text:span><text:span text:style-name="User_20_Entry"><text:span text:style-name="T22">$</text:span></text:span><text:span text:style-name="Strong_20_Emphasis"><text:span text:style-name="T40">, ieder gevolgd door de </text:span></text:span><text:span text:style-name="Toets"><text:span text:style-name="T29">Enter</text:span></text:span><text:span text:style-name="Strong_20_Emphasis"><text:span text:style-name="T39">-toet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7" office:value-type="string">
            <text:p text:style-name="P77"><text:span text:style-name="User_20_Entry"><text:span text:style-name="T22">$ </text:span></text:span><text:span text:style-name="User_20_Entry"><text:span text:style-name="T20">wget karelzimmer.nl/</text:span></text:span><text:span text:style-name="User_20_Entry"><text:span text:style-name="T139">get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8" office:value-type="string">
            <text:p text:style-name="P77"><text:span text:style-name="User_20_Entry"><text:span text:style-name="T22">$ </text:span></text:span><text:span text:style-name="User_20_Entry"><text:span text:style-name="T20">bash </text:span></text:span><text:span text:style-name="User_20_Entry"><text:span text:style-name="T21">get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9" office:value-type="string">
            <text:p text:style-name="P53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10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5"><text:span text:style-name="Strong_20_Emphasis"><text:span text:style-name="T78"><draw:control text:anchor-type="as-char" draw:z-index="21" draw:name="Vorm 7" draw:style-name="gr1" draw:text-style-name="P96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4"><text:span text:style-name="Strong_20_Emphasis"><text:span text:style-name="T66">D</text:span></text:span><text:span text:style-name="Strong_20_Emphasis"><text:span text:style-name="T61">ruk</text:span></text:span><text:span text:style-name="Strong_20_Emphasis"><text:span text:style-name="T60"> op</text:span></text:span><text:span text:style-name="Strong_20_Emphasis"><text:span text:style-name="T58"> de </text:span></text:span><text:span text:style-name="Toets"><text:span text:style-name="T29">Super</text:span></text:span><text:span text:style-name="Strong_20_Emphasis"><text:span text:style-name="T58">-toets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User_20_Entry"><text:span text:style-name="T23">m</text:span></text:span><text:span text:style-name="User_20_Entry"><text:span text:style-name="T22">enu</text:span></text:span><text:span text:style-name="Strong_20_Emphasis"><text:span text:style-name="T5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92">Installatiem</text:span></text:span><text:span text:style-name="Strong_20_Emphasis"><text:span text:style-name="T93">enu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8"/></text:span></text:p>
          </table:table-cell>
          <table:table-cell table:style-name="_33_._5f_Installatie_5f_afronden.C12" office:value-type="string">
            <text:p text:style-name="P70"><text:span text:style-name="Strong_20_Emphasis"><text:span text:style-name="T68">Selecteer</text:span></text:span><text:span text:style-name="Strong_20_Emphasis"><text:span text:style-name="T53"> </text:span></text:span><text:span text:style-name="Strong_20_Emphasis"><text:span text:style-name="T95">3</text:span></text:span><text:span text:style-name="Strong_20_Emphasis"><text:span text:style-name="T84"> </text:span></text:span><text:span text:style-name="Strong_20_Emphasis"><text:span text:style-name="T85">Installatie</text:span></text:span><text:span text:style-name="Strong_20_Emphasis"><text:span text:style-name="T86"> </text:span></text:span><text:span text:style-name="Strong_20_Emphasis"><text:span text:style-name="T87">afronden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3" office:value-type="string">
            <text:p text:style-name="P51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45"><text:span text:style-name="Strong_20_Emphasis"><text:span text:style-name="T33"><text:tab/></text:span></text:span></text:p>
      <text:p text:style-name="P46"><text:span text:style-name="Strong_20_Emphasis"><text:span text:style-name="T54"/></text:span></text:p>
      <text:p text:style-name="P47"><text:span text:style-name="Strong_20_Emphasis"><text:span text:style-name="T44"/></text:span></text:p>
      <text:list text:continue-numbering="true" text:style-name="L1">
        <text:list-item>
          <text:p text:style-name="P92"><text:span text:style-name="Strong_20_Emphasis"><text:span text:style-name="T1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78"><draw:control text:anchor-type="as-char" draw:z-index="4" draw:name="Vorm40_0" draw:style-name="gr1" draw:text-style-name="P96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78"><draw:control text:anchor-type="as-char" draw:z-index="9" draw:name="Vorm40_ 1" draw:style-name="gr1" draw:text-style-name="P96" svg:width="0.35cm" svg:height="0.35cm" draw:control="control8"/></text:span></text:span></text:p>
          </table:table-cell>
          <table:table-cell table:style-name="Tabel2.D1" office:value-type="string">
            <text:p text:style-name="P23"><text:span text:style-name="Strong_20_Emphasis"><text:span text:style-name="T33">Aanmelden als </text:span></text:span><text:span text:style-name="Definition"><text:span text:style-name="T8">&lt;</text:span></text:span><text:span text:style-name="Definition"><text:span text:style-name="T9">gebruiker&gt;</text:span></text:span><text:span text:style-name="Strong_20_Emphasis"><text:span text:style-name="T62"><text:note text:id="ftn8" text:note-class="footnote"><text:note-citation>1</text:note-citation><text:note-body><text:p text:style-name="P55"><text:span text:style-name="User_20_Entry"><text:span text:style-name="T136">E</text:span></text:span><text:span text:style-name="User_20_Entry"><text:span text:style-name="T138">ventuele extra </text:span></text:span><text:span text:style-name="Definition"><text:span text:style-name="T279">gebruiker</text:span></text:span><text:span text:style-name="User_20_Entry"><text:span text:style-name="T137">s </text:span></text:span><text:span text:style-name="User_20_Entry"><text:span text:style-name="T138">aanmelden en dezelfde stappen uitvoeren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8"><text:span text:style-name="Strong_20_Emphasis"><text:span text:style-name="T77"><draw:control text:anchor-type="as-char" draw:z-index="11" draw:name="Vorm13_ 1" draw:style-name="gr1" draw:text-style-name="P96" svg:width="0.35cm" svg:height="0.35cm" draw:control="control10"/></text:span></text:span></text:p>
          </table:table-cell>
          <table:table-cell table:style-name="Tabel2.D2" office:value-type="string">
            <text:p text:style-name="P25"><text:span text:style-name="Strong_20_Emphasis"><text:span text:style-name="T277">Volg de welkomstschermen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6"><text:span text:style-name="Strong_20_Emphasis"><text:span text:style-name="T78"><draw:control text:anchor-type="as-char" draw:z-index="22" draw:name="Vorm 8" draw:style-name="gr1" draw:text-style-name="P96" svg:width="0.35cm" svg:height="0.35cm" draw:control="control21"/></text:span></text:span></text:p>
          </table:table-cell>
          <table:table-cell table:style-name="Tabel2.A1" office:value-type="string">
            <text:p text:style-name="P66"><text:span text:style-name="Strong_20_Emphasis"><text:span text:style-name="T78"><draw:control text:anchor-type="as-char" draw:z-index="23" draw:name="Vorm 9" draw:style-name="gr1" draw:text-style-name="P96" svg:width="0.35cm" svg:height="0.35cm" draw:control="control22"/></text:span></text:span></text:p>
          </table:table-cell>
          <table:table-cell table:style-name="Tabel2.D5" office:value-type="string">
            <text:p text:style-name="P21"><text:span text:style-name="Strong_20_Emphasis"><text:span text:style-name="T67">D</text:span></text:span><text:span text:style-name="Strong_20_Emphasis"><text:span text:style-name="T61">ruk</text:span></text:span><text:span text:style-name="Strong_20_Emphasis"><text:span text:style-name="T60"> op</text:span></text:span><text:span text:style-name="Strong_20_Emphasis"><text:span text:style-name="T58"> de </text:span></text:span><text:span text:style-name="Toets"><text:span text:style-name="T29">Super</text:span></text:span><text:span text:style-name="Strong_20_Emphasis"><text:span text:style-name="T58">-toets</text:span></text:span><text:span text:style-name="Strong_20_Emphasis"><text:span text:style-name="T30"><text:note text:id="ftn9" text:note-class="footnote"><text:note-citation>2</text:note-citation><text:note-body><text:p text:style-name="P86"><text:span text:style-name="T155">De </text:span><text:span text:style-name="Toets-voetnoot"><text:span text:style-name="T158">Super</text:span></text:span><text:span text:style-name="T155">-toets is de </text:span><text:span text:style-name="Toets-voetnoot"><text:span text:style-name="T155">Windows</text:span></text:span><text:span text:style-name="T155">-toets, </text:span><text:span text:style-name="Toets-voetnoot"><text:span text:style-name="T155">Command</text:span></text:span><text:span text:style-name="T155">-toets </text:span><text:span text:style-name="T156">(Apple)</text:span><text:span text:style-name="T155">, of </text:span><text:span text:style-name="Toets-voetnoot"><text:span text:style-name="T155">Vergrootglas</text:span></text:span><text:span text:style-name="T155">-toets </text:span><text:span text:style-name="T156">(Chromebook)</text:span><text:span text:style-name="T155">.</text:span></text:p></text:note-body></text:note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User_20_Entry"><text:span text:style-name="T23">m</text:span></text:span><text:span text:style-name="User_20_Entry"><text:span text:style-name="T25">enu</text:span></text:span><text:span text:style-name="Strong_20_Emphasis"><text:span text:style-name="T5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92">Installatiem</text:span></text:span><text:span text:style-name="Strong_20_Emphasis"><text:span text:style-name="T93">enu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20"><text:span text:style-name="Strong_20_Emphasis"><text:span text:style-name="T68">Selecteer</text:span></text:span><text:span text:style-name="Strong_20_Emphasis"><text:span text:style-name="T53"> </text:span></text:span><text:span text:style-name="Strong_20_Emphasis"><text:span text:style-name="T95">4</text:span></text:span><text:span text:style-name="Strong_20_Emphasis"><text:span text:style-name="T84"> </text:span></text:span><text:span text:style-name="Strong_20_Emphasis"><text:span text:style-name="T69">Gebruiker inrichten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7" office:value-type="string">
            <text:p text:style-name="P52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6"><text:span text:style-name="Strong_20_Emphasis"><text:span text:style-name="T63"/></text:span></text:p>
      <text:p text:style-name="P40"/>
      <text:p text:style-name="P41"><text:span text:style-name="T149">E</text:span><text:span text:style-name="T150">inde c</text:span><text:span text:style-name="T151">hecklist, </text:span><text:span text:style-name="T152">d</text:span><text:span text:style-name="T151">e installatie van </text:span><text:span text:style-name="Strong_20_Emphasis"><text:span text:style-name="T169"><text:user-field-get text:name="Distro">Ubuntu</text:user-field-get></text:span></text:span><text:span text:style-name="T153"><text:s/></text:span><text:span text:style-name="T154"><text:user-field-get text:name="Version">24.04 LTS</text:user-field-get></text:span><text:span text:style-name="T154"><text:s/></text:span><text:span text:style-name="Strong_20_Emphasis"><text:span text:style-name="T170">Desktop</text:span></text:span><text:span text:style-name="Strong_20_Emphasis"><text:span text:style-name="T99"> </text:span></text:span><text:span text:style-name="T151">is voltooid.</text:span></text:p>
      <text:p text:style-name="P9"/>
      <text:list text:style-name="L2">
        <text:list-header>
          <text:p text:style-name="P93"><text:span text:style-name="Emphasis"><text:span text:style-name="T27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3">Karel Zimmer</text:span></text:span></text:a><text:span text:style-name="Emphasis"><text:span text:style-name="T274">.</text:span></text:span></text:p>
          <text:p text:style-name="P94"><text:span text:style-name="Emphasis"><text:span text:style-name="T276">Licentie </text:span></text:span><text:span text:style-name="Emphasis"><text:span text:style-name="T274">C</text:span></text:span><text:span text:style-name="Emphasis"><text:span text:style-name="T275">C0</text:span></text:span><text:span text:style-name="Emphasis"><text:span text:style-name="T274"> 1.0 </text:span></text:span><text:span text:style-name="Emphasis"><text:span text:style-name="T27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1"><text:s/></text:span></text:span><text:span text:style-name="Emphasis"><text:span text:style-name="T27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oets" style:family="text" style:parent-style-name="Strong_20_Emphasis">
      <style:text-properties style:font-name="Liberation Mono3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1-02T12:56:53.122162967">02-0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2T12:56:52.970993290</dc:date>
    <meta:keyword>Installatie</meta:keyword>
    <meta:keyword>Checklist</meta:keyword>
    <meta:keyword>Linux</meta:keyword>
    <meta:editing-cycles>6956</meta:editing-cycles>
    <meta:editing-duration>P12DT10H53M50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2" meta:word-count="513" meta:character-count="3536" meta:non-whitespace-character-count="3067"/>
    <meta:user-defined meta:name="Info 1"/>
    <meta:user-defined meta:name="Info 2"/>
    <meta:user-defined meta:name="Info 3"/>
    <meta:user-defined meta:name="Info 4"/>
  </office:meta>
</office:document-meta>
</file>